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color="#0f4d79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002030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002030" style:font-name="Roboto" fo:font-size="12pt" style:font-name-asian="Roboto1" style:font-size-asian="12pt" style:font-name-complex="Roboto1" style:font-size-complex="12pt"/>
    </style:style>
    <style:style style:name="T6" style:family="text">
      <style:text-properties fo:color="#002030"/>
    </style:style>
    <style:style style:name="T7" style:family="text">
      <style:text-properties fo:color="#0f4d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Idea testowa </text:span></text:p>
      <text:p text:style-name="Standard">Platforma <text:a xlink:type="simple" xlink:href="https://bilety.skm.pkp.pl/" text:style-name="ListLabel_20_19" text:visited-style-name="ListLabel_20_19"><text:span text:style-name="T2">bilety.skm.pkp.p</text:span></text:a>l umożliwia zakup biletów na przejazdy Szybkiej Kolei Miejskiej w Trójmieście. W kolejnych sesjach sprawdzę jak zachowuje się formularz logowania do zakupu biletów </text:p>
      <text:p text:style-name="Standard"/>
      <text:p text:style-name="Standard"><text:span text:style-name="T3">Sesja 1.1</text:span> </text:p>
      <text:p text:style-name="Standard"><text:span text:style-name="T1">Bug # 1</text:span></text:p>
      <text:p text:style-name="P1"/>
      <text:p text:style-name="Standard">Tytuł:</text:p>
      <text:p text:style-name="Standard">Błąd strony 400 - przy braku akceptacji </text:p>
      <text:p text:style-name="Standard">Kroki reprodukcji:</text:p>
      <text:p text:style-name="Standard"/>
      <text:list xml:id="list1155315105" text:style-name="WWNum1">
        <text:list-item>
          <text:p text:style-name="P2">Na stronie głównej <text:a xlink:type="simple" xlink:href="http://www.skm.pkp.pl/" text:style-name="ListLabel_20_19" text:visited-style-name="ListLabel_20_19"><text:span text:style-name="T2">http://www.skm.pkp.pl/</text:span></text:a>, przechodzimy klikając “Kup bilet pkp skm” na stronę <text:a xlink:type="simple" xlink:href="https://bilety.skm.pkp.pl/" text:style-name="ListLabel_20_19" text:visited-style-name="ListLabel_20_19"><text:span text:style-name="T2">https://bilety.skm.pkp.pl/</text:span></text:a>.</text:p>
        </text:list-item>
        <text:list-item>
          <text:p text:style-name="P2">Wybieramy <text:span text:style-name="T5">Bilet Miesięczny Miejski-Gdańsk TAM i POWRÓT</text:span></text:p>
        </text:list-item>
        <text:list-item>
          <text:p text:style-name="P2">Klikamy zaloguj się, a potem zarejestruj <text:s/>się ( lepsze byłoby jak opcja zarejestruj się była na pierwszej stronie, gdyż nie mając konta trzeba się najpierw zarejestrować).</text:p>
        </text:list-item>
        <text:list-item>
          <text:p text:style-name="P2">Wypełniamy dane, czyli adres e-mail, hasło i jego powtórzenie , nie zaznaczając punktów na zgodę z regulaminem, oraz na zgodę na przetwarzaniem danych.</text:p>
        </text:list-item>
        <text:list-item>
          <text:p text:style-name="P2">Pojawia się błąd strony o kodzie 400 ( Bad request)</text:p>
        </text:list-item>
      </text:list>
      <text:p text:style-name="P4">Oczekiwany rezultat:</text:p>
      <text:p text:style-name="P4"/>
      <text:p text:style-name="P4">Brak utraty podanych danych oraz informacja że nie zostały zaznaczone zgody.</text:p>
      <text:p text:style-name="P4"/>
      <text:p text:style-name="P4">Obecne zachowanie:</text:p>
      <text:p text:style-name="P4"/>
      <text:p text:style-name="P4">Tracimy dane, które zostały już wprowadzone i proces trzeba rozpocząć na nowo.</text:p>
      <text:p text:style-name="P4"/>
      <text:p text:style-name="P4">Priorytet:</text:p>
      <text:p text:style-name="P4"/>
      <text:p text:style-name="P4"><text:soft-page-break/>Medium</text:p>
      <text:p text:style-name="P4"/>
      <text:p text:style-name="P4">Sesja 1.1</text:p>
      <text:p text:style-name="P4"/>
      <text:p text:style-name="P4">Bug #2</text:p>
      <text:p text:style-name="P4">Błąd serwera 500 - błąd w dacie urodzenia </text:p>
      <text:p text:style-name="P4">Kroki w reprodukcji:</text:p>
      <text:p text:style-name="P4"/>
      <text:list xml:id="list1813933944" text:style-name="WWNum2">
        <text:list-item>
          <text:p text:style-name="P3">Na stronie <text:a xlink:type="simple" xlink:href="https://bilety.skm.pkp.pl/" text:style-name="ListLabel_20_19" text:visited-style-name="ListLabel_20_19"><text:span text:style-name="T2">https://bilety.skm.pkp.pl/</text:span></text:a> przechodzimy na “Profil”</text:p>
        </text:list-item>
        <text:list-item>
          <text:p text:style-name="P3">Edytujemy datę urodzin , na błędną np. 2032 rok urodzenia ( dzień i miesiąc jest z wyboru i nie ma możliwości pomyłki) </text:p>
        </text:list-item>
        <text:list-item>
          <text:p text:style-name="P3">Klikamy “zapisz”</text:p>
        </text:list-item>
        <text:list-item>
          <text:p text:style-name="P3">Pojawia się błąd o kodzie 500 ( internal server error) wraz z informacją “<text:span text:style-name="T7">Jeśli problem nie zniknie w ciągu kilku minut i chcesz nas pogonić, napisz na </text:span><text:a xlink:type="simple" xlink:href="mailto:pomoc@bilety.skm.pkp.pl" text:style-name="ListLabel_20_19" text:visited-style-name="ListLabel_20_19"><text:span text:style-name="T2">pomoc@bilety.skm.pkp.pl</text:span></text:a><text:span text:style-name="T7">.”</text:span></text:p>
        </text:list-item>
      </text:list>
      <text:p text:style-name="P4"><text:span text:style-name="T7">Oczekiwany rezultat:</text:span></text:p>
      <text:p text:style-name="P4"><text:span text:style-name="T7">Informacja że dana data jest nieprawidłowa.</text:span></text:p>
      <text:p text:style-name="P5"/>
      <text:p text:style-name="P4"><text:span text:style-name="T7">Obecne zachowanie:</text:span></text:p>
      <text:p text:style-name="P4"><text:span text:style-name="T7">Zostajemy przeniesieni na stronę z informacją o błędzie.</text:span></text:p>
      <text:p text:style-name="P5"/>
      <text:p text:style-name="P4"><text:span text:style-name="T7">Priorytet</text:span></text:p>
      <text:p text:style-name="P5"/>
      <text:p text:style-name="P4"><text:span text:style-name="T7">Medium</text:span></text:p>
      <text:p text:style-name="P5"/>
      <text:p text:style-name="P5"/>
      <text:p text:style-name="P4"><text:span text:style-name="T7">Platforma bilety.skm.pkp.pl jest sprawnie działającą stroną z możliwościami założenia swojego konta i zakupu wybranych przez siebie biletów. Po przez dodanie na swoim profilu kolejnych pasażerów jest również możliwość zakupu biletów dla osób trzecich. W bieżącej sesji został sprawdzony moduł zakupu biletu “</text:span><text:span text:style-name="T5">Bilet Miesięczny Miejski-Gdańsk TAM i POWRÓT”. </text:span></text:p>
      <text:p text:style-name="P4"><text:span text:style-name="T6">Po przeprowadzonych testach poważnym brakiem wydaje się brak weryfikacji poprawności założonego konta. Podajemy fikcyjne dane ( automat jedynie nie przepuści maila bez @, oraz w polu imię i nazwisko nie <text:s/>może być cyfr ) i zostajemy przeniesieni do strony z płatnościami.</text:span></text:p>
      <text:p text:style-name="P6"/>
      <text:p text:style-name="P4"><text:soft-page-break/><text:span text:style-name="T6">Standardem w obecnych czasach jest weryfikacja założonego konta poprzez potwierdzenie <text:s/>jego na podany przez nas email.</text:span></text:p>
      <text:p text:style-name="P6"/>
      <text:p text:style-name="P4"><text:span text:style-name="T6">Rozwiązaniem może także być uzupełnienie reCAPTCHA , zapobiegnie to tworzenie loginów przez boty, które na chwilę obecną jest bardzo proste. </text:span>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7" meta:word-count="375" meta:character-count="2547" meta:non-whitespace-character-count="2205"/>
    <meta:generator>LibreOfficeDev/6.0.5.2$Linux_X86_64 LibreOffice_project/</meta:generator>
  </office:meta>
</office:document-meta>
</file>